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Google Sans" svg:font-family="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S hne" fo:font-size="12pt" fo:letter-spacing="normal" fo:font-style="normal" fo:font-weight="normal" officeooo:rsid="001351fe" officeooo:paragraph-rsid="001351fe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356a1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style:paragraph-properties fo:padding="0.0193in" fo:border="0.06pt solid #e3e3e3"/>
    </style:style>
    <style:style style:name="P7" style:family="paragraph" style:parent-style-name="Text_20_body" style:list-style-name="L1">
      <style:paragraph-properties fo:margin-top="0in" fo:margin-bottom="0in" style:contextual-spacing="false" fo:padding="0.0193in" fo:border="0.06pt solid #e3e3e3"/>
    </style:style>
    <style:style style:name="P8" style:family="paragraph" style:parent-style-name="Text_20_body" style:list-style-name="L1">
      <style:paragraph-properties fo:padding="0.0193in" fo:border="0.06pt solid #e3e3e3"/>
    </style:style>
    <style:style style:name="P9" style:family="paragraph" style:parent-style-name="Text_20_body" style:list-style-name="L2">
      <style:paragraph-properties fo:margin-top="0in" fo:margin-bottom="0in" style:contextual-spacing="false" fo:padding="0.0193in" fo:border="0.06pt solid #e3e3e3"/>
    </style:style>
    <style:style style:name="P10" style:family="paragraph" style:parent-style-name="Text_20_body" style:list-style-name="L2">
      <style:paragraph-properties fo:padding="0.0193in" fo:border="0.06pt solid #e3e3e3"/>
    </style:style>
    <style:style style:name="P11" style:family="paragraph" style:parent-style-name="Text_20_body" style:list-style-name="L3">
      <style:paragraph-properties fo:margin-top="0in" fo:margin-bottom="0in" style:contextual-spacing="false" fo:padding="0.0193in" fo:border="0.06pt solid #e3e3e3"/>
    </style:style>
    <style:style style:name="P12" style:family="paragraph" style:parent-style-name="Text_20_body" style:list-style-name="L3">
      <style:paragraph-properties fo:padding="0.0193in" fo:border="0.06pt solid #e3e3e3"/>
    </style:style>
    <style:style style:name="P13" style:family="paragraph" style:parent-style-name="Text_20_body" style:list-style-name="L4">
      <style:paragraph-properties fo:margin-top="0in" fo:margin-bottom="0in" style:contextual-spacing="false" fo:padding="0.0193in" fo:border="0.06pt solid #e3e3e3"/>
    </style:style>
    <style:style style:name="P14" style:family="paragraph" style:parent-style-name="Text_20_body" style:list-style-name="L4">
      <style:paragraph-properties fo:padding="0.0193in" fo:border="0.06pt solid #e3e3e3"/>
    </style:style>
    <style:style style:name="P15" style:family="paragraph" style:parent-style-name="Text_20_body" style:list-style-name="L5">
      <style:paragraph-properties fo:margin-top="0in" fo:margin-bottom="0in" style:contextual-spacing="false" fo:padding="0.0193in" fo:border="0.06pt solid #e3e3e3"/>
    </style:style>
    <style:style style:name="P16" style:family="paragraph" style:parent-style-name="Text_20_body" style:list-style-name="L5">
      <style:paragraph-properties fo:padding="0.0193in" fo:border="0.06pt solid #e3e3e3"/>
    </style:style>
    <style:style style:name="P17" style:family="paragraph" style:parent-style-name="Text_20_body" style:list-style-name="L6">
      <style:paragraph-properties fo:margin-top="0in" fo:margin-bottom="0in" style:contextual-spacing="false" fo:padding="0.0193in" fo:border="0.06pt solid #e3e3e3"/>
    </style:style>
    <style:style style:name="P18" style:family="paragraph" style:parent-style-name="Text_20_body" style:list-style-name="L6">
      <style:paragraph-properties fo:padding="0.0193in" fo:border="0.06pt solid #e3e3e3"/>
    </style:style>
    <style:style style:name="P19" style:family="paragraph" style:parent-style-name="Text_20_body" style:list-style-name="L7">
      <style:paragraph-properties fo:margin-top="0in" fo:margin-bottom="0in" style:contextual-spacing="false" fo:padding="0.0193in" fo:border="0.06pt solid #e3e3e3"/>
    </style:style>
    <style:style style:name="P20" style:family="paragraph" style:parent-style-name="Text_20_body" style:list-style-name="L7">
      <style:paragraph-properties fo:padding="0.0193in" fo:border="0.06pt solid #e3e3e3"/>
    </style:style>
    <style:style style:name="T1" style:family="text">
      <style:text-properties fo:font-variant="normal" fo:text-transform="none" fo:color="#e3e3e3" loext:opacity="100%" style:font-name="Google Sans" fo:font-size="12pt" fo:letter-spacing="normal" fo:font-style="normal" fo:font-weight="normal" officeooo:rsid="001356a1" loext:padding="0in" loext:border="none"/>
    </style:style>
    <style:style style:name="T2" style:family="text">
      <style:text-properties fo:font-variant="normal" fo:text-transform="none" fo:color="#000000" loext:opacity="100%" style:font-name="Google Sans" fo:font-size="12pt" fo:letter-spacing="normal" fo:font-style="normal" fo:font-weight="bold" officeooo:rsid="001356a1" style:font-weight-asian="bold" style:font-weight-complex="bold" loext:padding="0in" loext:border="none"/>
    </style:style>
    <style:style style:name="T3" style:family="text">
      <style:text-properties fo:font-variant="normal" fo:text-transform="none" fo:color="#000000" loext:opacity="100%" style:font-name="Google Sans" fo:font-size="12pt" fo:letter-spacing="normal" fo:font-style="normal" fo:font-weight="normal" officeooo:rsid="001356a1" loext:padding="0in" loext:border="none"/>
    </style:style>
    <style:style style:name="T4" style:family="text">
      <style:text-properties fo:font-variant="normal" fo:text-transform="none" fo:color="#000000" loext:opacity="100%" style:font-name="Google Sans" fo:font-size="12pt" fo:letter-spacing="normal" fo:font-style="normal" officeooo:rsid="001356a1" loext:padding="0in" loext:border="none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bold" officeooo:rsid="001356a1" style:font-weight-asian="bold" style:font-weight-complex="bold" loext:padding="0in" loext:border="none"/>
    </style:style>
    <style:style style:name="T6" style:family="text">
      <style:text-properties fo:font-variant="normal" fo:text-transform="none" fo:color="#000000" loext:opacity="100%" style:font-name="Chilanka" fo:font-size="12pt" fo:letter-spacing="normal" fo:font-style="normal" fo:font-weight="bold" officeooo:rsid="001356a1" style:font-weight-asian="bold" style:font-weight-complex="bold" loext:padding="0in" loext:border="none"/>
    </style:style>
    <style:style style:name="T7" style:family="text">
      <style:text-properties fo:font-variant="normal" fo:text-transform="none" fo:color="#000000" loext:opacity="100%" style:font-name="Chilanka" fo:letter-spacing="normal" fo:font-style="normal" fo:font-weight="bold" officeooo:rsid="001356a1" style:font-weight-asian="bold" style:font-weight-complex="bold" loext:padding="0in" loext:border="none"/>
    </style:style>
    <style:style style:name="T8" style:family="text">
      <style:text-properties fo:font-variant="normal" fo:text-transform="none" fo:color="#000000" loext:opacity="100%" style:font-name="Chilanka" fo:font-size="32pt" fo:letter-spacing="normal" fo:font-style="normal" fo:font-weight="bold" officeooo:rsid="001356a1" style:font-size-asian="32pt" style:font-weight-asian="bold" style:font-size-complex="32pt" style:font-weight-complex="bold" loext:padding="0in" loext:border="none"/>
    </style:style>
    <style:style style:name="T9" style:family="text">
      <style:text-properties fo:font-variant="normal" fo:text-transform="none" style:font-name="Google Sans" fo:font-size="12pt" fo:letter-spacing="normal" fo:font-style="normal" fo:font-weight="normal" officeooo:rsid="001356a1" loext:padding="0in" loext:border="none"/>
    </style:style>
    <style:style style:name="T10" style:family="text">
      <style:text-properties loext:padding="0.0193in" loext:border="0.06pt solid #e3e3e3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8">Bubble Sort</text:span></text:span></text:p>
      <text:section text:style-name="Sect1" text:name="feedback-form-1">
        <text:p text:style-name="P3"/>
        <text:p text:style-name="P3"><text:span text:style-name="Strong_20_Emphasis"><text:span text:style-name="T10">Bubble Sort Ki Jhaanki:</text:span></text:span></text:p>
        <text:list xml:id="list2469020449" text:style-name="L1">
          <text:list-item>
            <text:p text:style-name="P7">Yeh sorting algorithm darjah hararat hai lekin tanawul ke nazariye se seder hai.</text:p>
          </text:list-item>
          <text:list-item>
            <text:p text:style-name="P8">Sorting techniques ko samajhne ka acha shuruat ka point hai.</text:p>
          </text:list-item>
        </text:list>
        <text:p text:style-name="P6"><text:span text:style-name="Strong_20_Emphasis"><text:span text:style-name="T10">Baseball Players Par Bubble Sort:</text:span></text:span></text:p>
        <text:list xml:id="list286783211" text:style-name="L2">
          <text:list-item>
            <text:p text:style-name="P9">Tasawwur karen ke aap door bin hain aur aap sirf do qareebi baseball players ko de sakte hain.</text:p>
          </text:list-item>
          <text:list-item>
            <text:p text:style-name="P9">Players ko 0 se N-1 tak number diye gaye hain, aur tarteeb unhein bay se shuru hoti hai.</text:p>
          </text:list-item>
          <text:list-item>
            <text:p text:style-name="P9">Muqablay aur swapping unke qad-o-ghaon par mabni hai.</text:p>
          </text:list-item>
          <text:list-item>
            <text:p text:style-name="P10">Har pass ke baad sab se uncha player barabar ki taraf "bubbles up" hota hai.</text:p>
          </text:list-item>
        </text:list>
        <text:p text:style-name="P6"><text:span text:style-name="Strong_20_Emphasis"><text:span text:style-name="T10">Tarteeb Dene Ke Qawaid:</text:span></text:span></text:p>
        <text:list xml:id="list1716460372" text:style-name="L3">
          <text:list-item>
            <text:p text:style-name="P11">Do players ko mawazna karen.</text:p>
          </text:list-item>
          <text:list-item>
            <text:p text:style-name="P11">Agar bay wala zyada lamba hai, to unhein swap karen.</text:p>
          </text:list-item>
          <text:list-item>
            <text:p text:style-name="P12">Ek qadam bayein jaayen, jab tak aap dahini taraf nahi pohanch jaate.</text:p>
          </text:list-item>
        </text:list>
        <text:p text:style-name="P6"><text:span text:style-name="Strong_20_Emphasis"><text:span text:style-name="T10">Data Mein Guzaray Hue Passes:</text:span></text:span></text:p>
        <text:list xml:id="list2382571683" text:style-name="L4">
          <text:list-item>
            <text:p text:style-name="P13">Pehle pass ke baad, N-1 mawaznay aur 0 se N-1 tak swaps ho sakte hain.</text:p>
          </text:list-item>
          <text:list-item>
            <text:p text:style-name="P14">Array ke akhri mein wala item tarteeb mil gaya hai aur ab ise phir nahi hilaaya jayega.</text:p>
          </text:list-item>
        </text:list>
        <text:p text:style-name="P6"><text:span text:style-name="Strong_20_Emphasis"><text:span text:style-name="T10">Takrarati Amal:</text:span></text:span></text:p>
        <text:list xml:id="list1623619494" text:style-name="L5">
          <text:list-item>
            <text:p text:style-name="P15">Bayein se ek aur pass shuru karen.</text:p>
          </text:list-item>
          <text:list-item>
            <text:p text:style-name="P15">Akhri position par chhod dene ke liye, aap akhri player ko pehle se jante hain.</text:p>
          </text:list-item>
          <text:list-item>
            <text:p text:style-name="P16">Sab players ki tarteeb tay ho jane tak yeh amal dohrayen.</text:p>
          </text:list-item>
        </text:list>
        <text:p text:style-name="P6"><text:span text:style-name="Strong_20_Emphasis"><text:span text:style-name="T10">BubbleSort Workshop Applet:</text:span></text:span></text:p>
        <text:list xml:id="list1001391786" text:style-name="L6">
          <text:list-item>
            <text:p text:style-name="P17">Is visual aid se sorting ka process dikhaya jaata hai.</text:p>
          </text:list-item>
          <text:list-item>
            <text:p text:style-name="P17"><text:span text:style-name="Source_20_Text"><text:span text:style-name="T10">bubbleSort()</text:span></text:span> method sirf chaar lines ka hai, jo ke bubble sort algorithm ko Java mein implement karta hai.</text:p>
          </text:list-item>
          <text:list-item>
            <text:p text:style-name="P17">Outer loop (backward) <text:span text:style-name="Source_20_Text"><text:span text:style-name="T10">nElems-1</text:span></text:span> se 1 tak iterate karta hai, aur inner loop (forward) 0 se out tak iterate karta hai.</text:p>
          </text:list-item>
          <text:list-item>
            <text:p text:style-name="P18">Agar position <text:span text:style-name="Source_20_Text"><text:span text:style-name="T10">in</text:span></text:span> par wala element aglay se bara ho, to unhein <text:span text:style-name="Source_20_Text"><text:span text:style-name="T10">swap()</text:span></text:span> method se badal diya jata hai.</text:p>
          </text:list-item>
        </text:list>
        <text:p text:style-name="P3"/>
        <text:p text:style-name="P3"/>
        <text:p text:style-name="P3"/>
        <text:p text:style-name="P3"><text:soft-page-break/>public void bubbleSort() {</text:p>
        <text:p text:style-name="P3"><text:s text:c="2"/>int out, in;</text:p>
        <text:p text:style-name="P3"><text:s text:c="2"/>for (out = nElems - 1; out &gt; 1; out--) { // Bahar ka loop (ulta)</text:p>
        <text:p text:style-name="P3"><text:s text:c="4"/>for (in = 0; in &lt; out; in++) { // Andar ka loop (seedha)</text:p>
        <text:p text:style-name="P3"><text:s text:c="6"/>if (a[in] &gt; a[in + 1]) { // Agar tarteeb se bahar hai, to swap karo</text:p>
        <text:p text:style-name="P3"><text:s text:c="8"/>swap(in, in + 1);</text:p>
        <text:p text:style-name="P3"><text:s text:c="6"/>}</text:p>
        <text:p text:style-name="P3"><text:s text:c="4"/>}</text:p>
        <text:p text:style-name="P3"><text:s text:c="2"/>}</text:p>
        <text:p text:style-name="P3">}</text:p>
        <text:p text:style-name="P3"/>
      </text:section>
      <text:section text:style-name="Sect1" text:name="factuality-form-1">
        <text:p text:style-name="P3"><text:span text:style-name="Source_20_Text"><text:span text:style-name="T10">bubbleSort()</text:span></text:span> yeh method array <text:span text:style-name="Source_20_Text"><text:span text:style-name="T10">a</text:span></text:span> par bubble sort karta hai.</text:p>
        <text:list xml:id="list1893263079" text:style-name="L7">
          <text:list-item>
            <text:p text:style-name="P19">Bahar ka loop (<text:span text:style-name="Source_20_Text"><text:span text:style-name="T10">for (out = nElems - 1; out &gt; 1; out--)</text:span></text:span>) akhri element se doosre element tak ulta jaata hai.</text:p>
          </text:list-item>
          <text:list-item>
            <text:p text:style-name="P19">Andar ka loop (<text:span text:style-name="Source_20_Text"><text:span text:style-name="T10">for (in = 0; in &lt; out; in++)</text:span></text:span>) pehle se lekar <text:span text:style-name="Source_20_Text"><text:span text:style-name="T10">out</text:span></text:span> tak seedha jaata hai.</text:p>
          </text:list-item>
          <text:list-item>
            <text:p text:style-name="P19">Andar ke loop mein, yeh check karta hai ke <text:span text:style-name="Source_20_Text"><text:span text:style-name="T10">in</text:span></text:span> position par wala element aglay se bara hai ya nahi.</text:p>
          </text:list-item>
          <text:list-item>
            <text:p text:style-name="P20">Agar tarteeb se bahar hai, to <text:span text:style-name="Source_20_Text"><text:span text:style-name="T10">swap()</text:span></text:span> method se unhein badal diya jata hai.</text:p>
          </text:list-item>
        </text:list>
        <text:p text:style-name="P3"/>
      </text:section>
      <text:p text:style-name="P2"><draw:frame draw:style-name="fr1" draw:name="Frame5" text:anchor-type="char" svg:x="0in" svg:width="0.4165in" draw:z-index="4"><draw:text-box fo:min-height="0.4165in"><text:p text:style-name="Text_20_body"/></draw:text-box></draw:frame><draw:frame draw:style-name="fr1" draw:name="Frame4" text:anchor-type="char" svg:x="0in" svg:width="0.4165in" draw:z-index="3"><draw:text-box fo:min-height="0.4165in"><text:p text:style-name="Text_20_body"/></draw:text-box></draw:frame><draw:frame draw:style-name="fr1" draw:name="Frame3" text:anchor-type="char" svg:x="0in" svg:width="0.4165in" draw:z-index="2"><draw:text-box fo:min-height="0.4165in"><text:p text:style-name="Text_20_body"/></draw:text-box></draw:frame><draw:frame draw:style-name="fr1" draw:name="Frame2" text:anchor-type="char" svg:x="0in" svg:width="0.4165in" draw:z-index="1"><draw:text-box fo:min-height="0.4165in"><text:p text:style-name="Text_20_body"/></draw:text-box></draw:frame><draw:frame draw:style-name="fr1" draw:name="Frame1" text:anchor-type="char" svg:x="0in" svg:width="0.4165in" draw:z-index="0"><draw:text-box fo:min-height="0.4165in"><text:p text:style-name="Text_20_body"/></draw:text-box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Google Sans" svg:font-family="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0:23:25.801449991</meta:creation-date>
    <meta:editing-duration>PT3M7S</meta:editing-duration>
    <meta:editing-cycles>2</meta:editing-cycles>
    <meta:generator>LibreOffice/7.3.7.2$Linux_X86_64 LibreOffice_project/30$Build-2</meta:generator>
    <dc:date>2024-02-26T10:26:31.186519368</dc:date>
    <meta:document-statistic meta:table-count="0" meta:image-count="0" meta:object-count="0" meta:page-count="2" meta:paragraph-count="40" meta:word-count="437" meta:character-count="2184" meta:non-whitespace-character-count="1777"/>
  </office:meta>
</office:document-meta>
</file>